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25-01-0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24-02-1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23-01-10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3832" calcext:value-type="float">
            <text:p>35.99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22-02-10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21-01-06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3632" calcext:value-type="float">
            <text:p>34.39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20-01-2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9-02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7-12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6-12-20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6-01-2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5-02-24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3-12-09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5568" calcext:value-type="float">
            <text:p>35.4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3-01-25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1-12-1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10-12-1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9-12-09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9-01-0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8-01-29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7-01-26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6-01-0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5-01-1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4-02-10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3-01-0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1-01-1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2000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9-02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7-01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4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1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7144" calcext:value-type="float">
            <text:p>48.7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3256" calcext:value-type="float">
            <text:p>49.6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8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5824" calcext:value-type="float">
            <text:p>49.6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2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2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2456" calcext:value-type="float">
            <text:p>54.7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5216" calcext:value-type="float">
            <text:p>57.73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0592" calcext:value-type="float">
            <text:p>59.6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676" calcext:value-type="float">
            <text:p>57.89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8236" calcext:value-type="float">
            <text:p>56.9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9088" calcext:value-type="float">
            <text:p>55.9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1968" calcext:value-type="float">
            <text:p>56.1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208" calcext:value-type="float">
            <text:p>59.9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8792" calcext:value-type="float">
            <text:p>56.6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47592" calcext:value-type="float">
            <text:p>54.6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8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7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69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64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247095054601</text:p>
          </table:table-cell>
          <table:table-cell office:value-type="string" calcext:value-type="string">
            <text:p>196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71" meta:object-count="0"/>
    <meta:user-defined meta:name="AppVersion">3.0</meta:user-defined>
  </office:meta>
</office:document-meta>
</file>